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28000000ABAB75F42552839992.png" manifest:media-type="image/png"/>
  <manifest:file-entry manifest:full-path="Pictures/100000000000005E0000005E251033A4BD3F335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FreeSans1" svg:font-family="FreeSans" style:font-family-generic="swiss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bitmap" draw:fill-color="#000000" draw:secondary-fill-color="#2323dc" draw:fill-image-name="Aqua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bitmap" draw:fill-color="#ffffff" draw:fill-image-name="Bitmape_20_2" draw:fill-image-width="10.294cm" draw:fill-image-height="10.294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2323dc" draw:fill-image-name="Aqua" draw:textarea-horizontal-align="center" draw:textarea-vertical-align="middle" draw:auto-grow-height="false" draw:fit-to-size="false" style:shrink-to-fit="false" fo:min-height="0.452cm" fo:min-width="3.041cm" fo:padding-top="0.131cm" fo:padding-bottom="0.131cm" fo:padding-left="0.25cm" fo:padding-right="0.25cm" fo:wrap-option="wrap" draw:shadow="hidden" draw:shadow-offset-x="0cm" draw:shadow-offset-y="0.199cm" draw:shadow-color="#808080" draw:shadow-opacity="100%" style:run-through="foreground" style:wrap="run-through" style:number-wrapped-paragraphs="no-limit" style:vertical-pos="from-top" style:vertical-rel="paragraph-content" style:horizontal-pos="from-left" style:horizontal-rel="paragraph-content"/>
    </style:style>
    <style:style style:name="gr2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ffffff" draw:fill-image-name="Bitmape_20_2" draw:fill-image-width="10.294cm" draw:fill-image-height="10.294cm" style:repeat="repeat" draw:fill-image-ref-point-x="0%" draw:fill-image-ref-point-y="0%" draw:fill-image-ref-point="center" draw:tile-repeat-offset="0% vertical" draw:textarea-horizontal-align="center" draw:textarea-vertical-align="middle" draw:auto-grow-height="false" draw:fit-to-size="false" style:shrink-to-fit="false" fo:min-height="0.095cm" fo:min-width="2.662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foreground" style:wrap="run-through" style:number-wrapped-paragraphs="no-limit" style:vertical-pos="from-top" style:vertical-rel="paragraph-content" style:horizontal-pos="from-left" style:horizontal-rel="paragraph-content"/>
    </style:style>
    <style:style style:name="gr3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ffffff" draw:fill-image-name="Bitmape_20_2" draw:fill-image-width="10.294cm" draw:fill-image-height="10.294cm" style:repeat="repeat" draw:fill-image-ref-point-x="0%" draw:fill-image-ref-point-y="0%" draw:fill-image-ref-point="center" draw:tile-repeat-offset="0% vertical" draw:textarea-horizontal-align="center" draw:textarea-vertical-align="middle" draw:auto-grow-height="false" draw:fit-to-size="false" style:shrink-to-fit="false" fo:min-height="0.182cm" fo:min-width="7.952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1.695cm" svg:y="1.289cm" svg:width="10.44cm" svg:height="6.031cm" draw:z-index="0"><draw:image xlink:href="Pictures/1000020100000128000000ABAB75F42552839992.png" xlink:type="simple" xlink:show="embed" xlink:actuate="onLoad" loext:mime-type="image/png"/></draw:frame><draw:custom-shape text:anchor-type="paragraph" draw:z-index="1" draw:style-name="gr1" draw:text-style-name="P1" svg:width="3.541cm" svg:height="0.712cm" svg:x="5.459cm" svg:y="3.747cm"><text:p text:style-name="P2"><text:span text:style-name="T1"/></text:p><draw:enhanced-geometry svg:viewBox="0 0 21600 21600" draw:extrusion="tru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extrusion-color="true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draw:custom-shape text:anchor-type="paragraph" draw:z-index="2" draw:style-name="gr2" draw:text-style-name="P3" svg:width="3.162cm" svg:height="0.355cm" svg:x="5.412cm" svg:y="2.362cm"><text:p text:style-name="P2"><text:span text:style-name="T1">CYBER</text:span><text:span text:style-name="T2"> </text:span></text:p><draw:enhanced-geometry svg:viewBox="0 0 21600 21600" draw:text-areas="0 0 21600 21600" draw:text-path="true" draw:text-path-mode="shape" draw:text-path-scale="path" draw:text-path-same-letter-heights="false" draw:mirror-horizontal="false" draw:mirror-vertical="false" draw:type="fontwork-slant-up" draw:modifiers="1364.21052631579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draw:custom-shape text:anchor-type="paragraph" draw:z-index="3" draw:style-name="gr3" draw:text-style-name="P3" svg:width="8.452cm" svg:height="0.442cm" svg:x="3.281cm" svg:y="5.745cm"><text:p text:style-name="P2"><text:span text:style-name="T3">TECHNOLOGY</text:span><text:span text:style-name="T2"> </text:span></text:p><draw:enhanced-geometry svg:viewBox="0 0 21600 21600" draw:text-areas="0 0 21600 21600" draw:text-path="true" draw:text-path-mode="shape" draw:text-path-scale="path" draw:text-path-same-letter-heights="false" draw:type="fontwork-slant-up" draw:modifiers="2839.8406374502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FreeSans1" svg:font-family="FreeSans" style:font-family-generic="swiss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qua" xlink:href="Pictures/100000000000005E0000005E251033A4BD3F335D.png" xlink:type="simple" xlink:show="embed" xlink:actuate="onLoad"/>
    <draw:fill-image draw:name="Bitmape_20_2" draw:display-name="Bitmape 2" xlink:href="Pictures/100000000000005E0000005E251033A4BD3F335D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1-19T18:06:26.256228069</meta:creation-date>
    <dc:date>2019-11-19T18:35:26.037055849</dc:date>
    <dc:creator>I116-05 </dc:creator>
    <meta:editing-duration>PT8M2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4.1$Linux_X86_64 LibreOffice_project/00m0$Build-1</meta:generator>
  </office:meta>
</office:document-meta>
</file>